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1.999cm" svg:height="0.999cm" svg:x="4.892cm" svg:y="5.3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88§display§\textbf{m}_k§svg§600§FALSE§</svg:desc>
          <draw:polygon draw:style-name="gr2" draw:text-style-name="P2" draw:layer="layout" svg:width="3.887cm" svg:height="1.573cm" svg:x="3.938cm" svg:y="5.099cm" svg:viewBox="0 0 3888 1574" draw:points="1944,1574 0,1574 0,0 3888,0 3888,1574">
            <text:p/>
          </draw:polygon>
          <draw:path draw:style-name="gr3" draw:text-style-name="P3" draw:layer="layout" svg:width="2.76cm" svg:height="1.397cm" svg:x="3.924cm" svg:y="4.944cm" svg:viewBox="0 0 2761 1398" svg:d="M211 295v956h-211v147c85-7 275-14 387-14 127 0 310 7 395 14v-147h-211v-647c0-337 267-492 457-492 106 0 176 64 176 303v836h-211v147c85-7 268-14 388-14 119 0 302 7 387 14v-147h-211v-647c0-337 267-492 464-492 106 0 169 64 169 303v836h-211v147c85-7 275-14 395-14 119 0 302 7 387 14v-147h-211v-801c0-324-162-450-479-450-282 0-444 155-528 295-57-288-346-295-465-295-268 0-444 141-543 337v-337l-535 28v141c190 0 211 0 211 126z">
            <text:p/>
          </draw:path>
          <draw:path draw:style-name="gr3" draw:text-style-name="P3" draw:layer="layout" svg:width="1.07cm" svg:height="1.531cm" svg:x="6.91cm" svg:y="5.295cm" svg:viewBox="0 0 1071 1532" svg:d="M521 63c0 0 7-28 7-35s-7-28-35-28c-42 0-225 14-282 21-14 0-42 7-42 49 0 35 28 35 56 35 99 0 99 14 99 28 0 15 0 29-7 50l-303 1229c-14 35-14 42-14 49 0 29 28 71 77 71 57 0 85-49 99-92 0-14 99-393 106-421 155 14 281 63 281 175 0 7 0 22-7 43-7 35-7 42-7 70 0 154 127 225 233 225 211 0 275-331 275-338 0-28-29-28-36-28-28 0-35 14-42 57-28 91-84 245-197 245-57 0-71-56-71-112 0-35 0-42 7-98 7-7 15-42 15-71 0-189-261-224-353-224 64-43 141-113 183-148 106-105 219-204 339-204 28 0 56 7 70 28-92 14-113 85-113 120 0 49 43 84 92 84 56 0 120-49 120-140 0-71-50-155-169-155-120 0-233 91-346 190-91 91-162 154-253 19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1.728cm" fo:page-height="11.7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6T16:51:09.428663887</dc:date>
    <meta:editing-duration>PT1M29S</meta:editing-duration>
    <meta:editing-cycles>1</meta:editing-cycles>
    <meta:document-statistic meta:object-count="5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/>
</file>